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5044ed8040" style:family="table" style:master-page-name="ta-mp-0x7f5044ed8040">
      <style:table-properties table:display="true" style:writing-mode="lr-tb"/>
    </style:style>
    <style:style style:name="ta-0x7f5044ed8230" style:family="table" style:master-page-name="ta-mp-0x7f5044ed8230">
      <style:table-properties table:display="true" style:writing-mode="lr-tb"/>
    </style:style>
    <style:style style:name="ta-0x7f5044ed8420" style:family="table" style:master-page-name="ta-mp-0x7f5044ed842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5044ed90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044ed91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044ed92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/>
    <style:style style:name="AROW-1" style:family="table-row">
      <style:table-row-properties style:row-height="13.50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7f5044ed8040" table:print="true">
        <office:forms form:automatic-focus="false" form:apply-design-mode="false">
          <form:form/>
        </office:forms>
        <table:table-column table:style-name="ACOL-0" table:number-columns-repeated="3"/>
        <table:table-column table:style-name="ACOL-0" table:number-columns-repeated="253"/>
        <table:table-row table:style-name="AROW-1">
          <table:table-cell table:style-name="Gnumeric-default" office:value-type="string">
            <text:p>test</text:p>
          </table:table-cell>
          <table:table-cell table:style-name="Gnumeric-default" office:value-type="string">
            <text:p>abd</text:p>
          </table:table-cell>
          <table:table-cell table:style-name="Gnumeric-default" office:value-type="string">
            <text:p>trhr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>
            <text:p>gert</text:p>
          </table:table-cell>
          <table:table-cell table:style-name="Gnumeric-default" office:value-type="string">
            <text:p>rthyh</text:p>
          </table:table-cell>
          <table:table-cell table:style-name="Gnumeric-default" office:value-type="string">
            <text:p>trytr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>
            <text:p>ertewt</text:p>
          </table:table-cell>
          <table:table-cell table:style-name="Gnumeric-default" office:value-type="string">
            <text:p>ertywer</text:p>
          </table:table-cell>
          <table:table-cell table:style-name="Gnumeric-default" office:value-type="string">
            <text:p>ertwer</text:p>
          </table:table-cell>
          <table:table-cell table:number-columns-repeated="253" table:style-name="Gnumeric-default"/>
        </table:table-row>
        <table:table-row table:style-name="AROW-0" table:number-rows-repeated="65533">
          <table:table-cell table:number-columns-repeated="256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</table:table>
      <table:table table:name="Sheet2" table:style-name="ta-0x7f5044ed8230" table:print="true">
        <office:forms form:automatic-focus="false" form:apply-design-mode="false">
          <form:form/>
        </office:forms>
        <table:table-column table:default-cell-style-name="ACE-0x7f5044ed9130" table:style-name="ACOL-0"/>
        <table:table-column table:default-cell-style-name="ACE-0x7f5044ed9130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</table:table>
      <table:table table:name="Sheet3" table:style-name="ta-0x7f5044ed8420" table:print="true">
        <office:forms form:automatic-focus="false" form:apply-design-mode="false">
          <form:form/>
        </office:forms>
        <table:table-column table:default-cell-style-name="ACE-0x7f5044ed9258" table:style-name="ACOL-0"/>
        <table:table-column table:default-cell-style-name="ACE-0x7f5044ed9258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5044df744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7f5044eb7b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7f5044dc13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</office:automatic-styles>
  <office:master-styles>
    <style:master-page style:name="ta-mp-0x7f5044ed8040" style:display-name="Sheet1" style:page-layout-name="pl-0x7f5044df744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5044ed8230" style:display-name="Sheet2" style:page-layout-name="pl-0x7f5044eb7b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5044ed8420" style:display-name="Sheet3" style:page-layout-name="pl-0x7f5044dc13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5-03-12T12:31:00Z</dc:date>
    <meta:creation-date>2015-03-12T12:30:01Z</meta:creation-date>
    <meta:generator>gnumeric/1.12.9</meta:generator>
  </office:meta>
</office:document-meta>
</file>